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2.133cm" fo:min-width="0.701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1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3.3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3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3.3cm"/>
      <style:paragraph-properties style:writing-mode="lr-tb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46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47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1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52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5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5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5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58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59" style:family="graphic" style:parent-style-name="objectwithoutfill">
      <style:graphic-properties draw:marker-end="Symmetric_20_Arrow" draw:marker-end-width="0.3cm" draw:fill="solid" draw:textarea-vertical-align="middle"/>
    </style:style>
    <style:style style:name="gr60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1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6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64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65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66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67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6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69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0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72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7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7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7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7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7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7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7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1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82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83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8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85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87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88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8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0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1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9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9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9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9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96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9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9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99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1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0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0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0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05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0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0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0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1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12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1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14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15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16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17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18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1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2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22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2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2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25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26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acddff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</text:span><text:span text:style-name="T1">pCou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</text:span><text:span text:style-name="T1">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</text:span><text:span text:style-name="T1">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</text:span><text:span text:style-name="T2">RP</text:span><text:span text:style-name="T2">, </text:span><text:span text:style-name="T2">ve</text:span><text:span text:style-name="T2">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de DRP, ver 2 DES control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3.301cm 8.794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3.4cm" svg:x="6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7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5.901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5.901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9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3.366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9" draw:id="id79" draw:layer="layout" svg:width="0.954cm" svg:height="0.4cm" svg:x="23.301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3.301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3.301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5.501cm" svg:y1="7.994cm" svg:x2="25.901cm" svg:y2="7.994cm" draw:start-shape="id51" draw:start-glue-point="6" draw:end-shape="id52" draw:end-glue-point="3" svg:d="M25501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5.118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5.118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5.118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5.118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7.5cm" svg:y1="7.994cm" svg:x2="15.118cm" svg:y2="10.199cm" draw:start-shape="id52" draw:start-glue-point="1" draw:end-shape="id53" draw:end-glue-point="3" svg:d="M27500 7994h798v2903h-13681v-698h501" svg:viewBox="0 0 13682 2904">
          <text:p/>
        </draw:connector>
        <draw:custom-shape draw:style-name="gr13" draw:text-style-name="P6" xml:id="id54" draw:id="id54" draw:layer="layout" svg:width="0.8cm" svg:height="0.8cm" svg:x="13.199cm" svg:y="9.3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9.799cm" svg:x2="15.118cm" svg:y2="9.799cm" draw:start-shape="id54" draw:start-glue-point="1" draw:end-shape="id55" draw:end-glue-point="3" svg:d="M13999 9799h1119" svg:viewBox="0 0 1120 1">
          <text:p/>
        </draw:connector>
        <draw:connector draw:style-name="gr9" draw:text-style-name="P5" draw:layer="layout" draw:line-skew="-2.85cm" svg:x1="16.399cm" svg:y1="9.8cm" svg:x2="23.301cm" svg:y2="8.194cm" draw:start-shape="id56" draw:start-glue-point="6" draw:end-shape="id57" draw:end-glue-point="3" svg:d="M16399 9800h601v-1606h6301" svg:viewBox="0 0 6903 1607">
          <text:p/>
        </draw:connector>
        <draw:custom-shape draw:style-name="gr17" draw:text-style-name="P1" xml:id="id59" draw:id="id59" draw:layer="layout" svg:width="1.201cm" svg:height="1.281cm" draw:transform="rotate (1.5707963267949) translate (18.4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4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8.4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8.4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0.298cm" svg:x1="18.4cm" svg:y1="9.399cm" svg:x2="27.5cm" svg:y2="7.994cm" draw:start-shape="id58" draw:start-glue-point="3" draw:end-shape="id52" draw:end-glue-point="1" svg:d="M18400 9399h-501v800h10399v-2205h-798" svg:viewBox="0 0 10400 2206">
          <text:p/>
        </draw:connector>
        <draw:connector draw:style-name="gr9" draw:text-style-name="P5" draw:layer="layout" svg:x1="19.681cm" svg:y1="9cm" svg:x2="20.718cm" svg:y2="8.999cm" draw:start-shape="id59" draw:start-glue-point="6" draw:end-shape="id60" draw:end-glue-point="3" svg:d="M19681 9000h519v-1h518" svg:viewBox="0 0 1038 2">
          <text:p/>
        </draw:connector>
        <draw:connector draw:style-name="gr9" draw:text-style-name="P5" draw:layer="layout" draw:line-skew="1.14cm" svg:x1="11.399cm" svg:y1="6.199cm" svg:x2="15.118cm" svg:y2="7.999cm" draw:start-shape="id61" draw:start-glue-point="1" svg:d="M11399 6199h3250v1800h469" svg:viewBox="0 0 3720 1801">
          <text:p/>
        </draw:connector>
        <draw:custom-shape draw:style-name="gr38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3.301cm" svg:y1="7.794cm" svg:x2="27.5cm" svg:y2="7.994cm" draw:start-shape="id62" draw:start-glue-point="3" draw:end-shape="id52" draw:end-glue-point="1" svg:d="M23301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5.118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5.118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5.118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5.118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3" draw:id="id63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8.399cm" svg:x2="15.118cm" svg:y2="8.399cm" draw:start-shape="id63" draw:start-glue-point="1" svg:d="M13999 8399h1119" svg:viewBox="0 0 1120 1">
          <text:p/>
        </draw:connector>
        <draw:connector draw:style-name="gr9" draw:text-style-name="P5" draw:layer="layout" svg:x1="16.399cm" svg:y1="8cm" svg:x2="18.4cm" svg:y2="8.999cm" draw:start-shape="id64" draw:start-glue-point="6" draw:end-shape="id65" draw:end-glue-point="3" svg:d="M16399 8000h1001v999h1000" svg:viewBox="0 0 2002 1000">
          <text:p/>
        </draw:connector>
        <draw:custom-shape draw:style-name="gr6" draw:text-style-name="P4" xml:id="id61" draw:id="id61" draw:layer="layout" svg:width="2cm" svg:height="0.4cm" svg:x="9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xml:id="id69" draw:id="id69" draw:layer="layout" svg:width="1.2cm" svg:height="3.001cm" draw:transform="rotate (1.5707963267949) translate (29.599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0" draw:text-style-name="P4" draw:layer="layout" svg:width="2.401cm" svg:height="0.4cm" svg:x="29.599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9.599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9.599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4cm" svg:y1="5.8cm" svg:x2="29.599cm" svg:y2="5.798cm" draw:start-shape="id66" draw:start-glue-point="1" draw:end-shape="id67" draw:end-glue-point="3" svg:d="M11400 5800h9100v-2h9099" svg:viewBox="0 0 18200 3">
          <text:p/>
        </draw:connector>
        <draw:connector draw:style-name="gr9" draw:text-style-name="P5" draw:layer="layout" svg:x1="27.5cm" svg:y1="7.994cm" svg:x2="29.599cm" svg:y2="6.198cm" draw:start-shape="id52" draw:start-glue-point="1" draw:end-shape="id68" draw:end-glue-point="3" svg:d="M27500 7994h1049v-1796h1050" svg:viewBox="0 0 2100 1797">
          <text:p/>
        </draw:connector>
        <draw:custom-shape draw:style-name="gr41" draw:text-style-name="P2" draw:layer="measurelines" svg:width="3.8cm" svg:height="2.2cm" svg:x="36.2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measurelines" svg:width="2.4cm" svg:height="0.447cm" svg:x="36.2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0" draw:id="id70" draw:layer="measurelines" svg:width="1.6cm" svg:height="0.4cm" svg:x="36.2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2.6cm" svg:y1="5.799cm" svg:x2="36.2cm" svg:y2="5.8cm" draw:start-shape="id69" draw:start-glue-point="6" draw:end-shape="id70" draw:end-glue-point="3" svg:d="M32600 5799h1800v1h1800" svg:viewBox="0 0 3601 2">
          <text:p/>
        </draw:connector>
        <draw:custom-shape draw:style-name="gr28" draw:text-style-name="P2" xml:id="id71" draw:id="id71" draw:layer="measurelines" svg:width="1.6cm" svg:height="0.4cm" svg:x="33.6cm" svg:y="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33.6cm" svg:y="6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5.2cm" svg:y1="6.2cm" svg:x2="36.2cm" svg:y2="6.2cm" draw:start-shape="id71" draw:start-glue-point="1" draw:end-shape="id72" draw:end-glue-point="3" svg:d="M35200 6200h1000" svg:viewBox="0 0 1001 1">
          <text:p/>
        </draw:connector>
        <draw:custom-shape draw:style-name="gr29" draw:text-style-name="P2" xml:id="id73" draw:id="id73" draw:layer="measurelines" svg:width="2.6cm" svg:height="0.8cm" svg:x="35.2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5.2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2.6cm" svg:y1="5.799cm" svg:x2="35.2cm" svg:y2="3.8cm" draw:start-shape="id69" draw:start-glue-point="6" draw:end-shape="id73" draw:end-glue-point="3" svg:d="M32600 5799h1300v-1999h1300" svg:viewBox="0 0 2601 2000">
          <text:p/>
        </draw:connector>
        <draw:custom-shape draw:style-name="gr29" draw:text-style-name="P2" xml:id="id74" draw:id="id74" draw:layer="measurelines" svg:width="2.6cm" svg:height="0.8cm" svg:x="14.199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199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1.4cm" svg:y1="5.8cm" svg:x2="14.199cm" svg:y2="4.399cm" draw:start-shape="id66" draw:start-glue-point="1" draw:end-shape="id74" draw:end-glue-point="3" svg:d="M11400 5800h1400v-1401h1399" svg:viewBox="0 0 2800 1402">
          <text:p/>
        </draw:connector>
        <draw:custom-shape draw:style-name="gr29" draw:text-style-name="P2" xml:id="id75" draw:id="id75" draw:layer="measurelines" svg:width="2.6cm" svg:height="0.8cm" svg:x="15.11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5.11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1.399cm" svg:y1="6.199cm" svg:x2="15.118cm" svg:y2="6.399cm" draw:start-shape="id61" draw:start-glue-point="1" draw:end-shape="id75" draw:end-glue-point="3" svg:d="M11399 6199h3400v200h319" svg:viewBox="0 0 3720 201">
          <text:p/>
        </draw:connector>
        <draw:custom-shape draw:style-name="gr37" draw:text-style-name="P4" draw:layer="measurelines" svg:width="1.599cm" svg:height="0.4cm" svg:x="25.901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5.2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2" draw:id="id72" draw:layer="measurelines" svg:width="1.6cm" svg:height="0.4cm" svg:x="36.2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6.2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7" draw:id="id77" draw:layer="layout" svg:width="1.6cm" svg:height="0.4cm" svg:x="38.4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8" draw:id="id78" draw:layer="layout" svg:width="1.2cm" svg:height="1.281cm" draw:transform="rotate (1.5707963267949) translate (20.718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718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20.718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6" draw:id="id76" draw:layer="layout" svg:width="0.8cm" svg:height="0.4cm" svg:x="20.718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8cm" svg:x1="20.718cm" svg:y1="9.399cm" svg:x2="40cm" svg:y2="5.8cm" draw:start-shape="id76" draw:start-glue-point="3" draw:end-shape="id77" draw:end-glue-point="1" svg:d="M20718 9399h-501v2001h20284v-5600h-501" svg:viewBox="0 0 20285 5601">
          <text:p/>
        </draw:connector>
        <draw:connector draw:style-name="gr9" draw:text-style-name="P5" draw:layer="layout" svg:x1="21.999cm" svg:y1="9cm" svg:x2="23.301cm" svg:y2="8.589cm" draw:start-shape="id78" draw:start-glue-point="6" draw:end-shape="id79" draw:end-glue-point="3" svg:d="M21999 9000h651v-411h651" svg:viewBox="0 0 1303 412">
          <text:p/>
        </draw:connector>
        <draw:custom-shape draw:style-name="gr43" draw:text-style-name="P16" draw:layer="layout" svg:width="3.8cm" svg:height="2.8cm" svg:x="1.4cm" svg:y="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468cm" svg:height="0.4cm" svg:x="1.53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xml:id="id82" draw:id="id82" draw:layer="layout" svg:width="2.4cm" svg:height="0.4cm" svg:x="2.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9" draw:layer="layout" svg:width="3.2cm" svg:height="1.8cm" svg:x="2cm" svg:y="5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2.6cm" svg:height="0.4cm" svg:x="2.4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xml:id="id84" draw:id="id84" draw:layer="layout" svg:width="2.6cm" svg:height="0.4cm" svg:x="2.6cm" svg:y="6.4cm">
          <text:p text:style-name="P17"><text:span text:style-name="T1">Out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xml:id="id80" draw:id="id80" draw:layer="layout" svg:width="3cm" svg:height="0.4cm" svg:x="2.2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xml:id="id81" draw:id="id81" draw:layer="layout" svg:width="2.4cm" svg:height="0.4cm" svg:x="6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2cm" svg:x2="6.8cm" svg:y2="6.2cm" draw:start-shape="id80" draw:start-glue-point="1" draw:end-shape="id81" draw:end-glue-point="3" svg:d="M5200 6200h1600" svg:viewBox="0 0 1601 1">
          <text:p/>
        </draw:connector>
        <draw:custom-shape draw:style-name="gr50" draw:text-style-name="P14" xml:id="id83" draw:id="id83" draw:layer="layout" svg:width="2.4cm" svg:height="0.4cm" svg:x="6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5.8cm" svg:x2="6.8cm" svg:y2="5.8cm" draw:start-shape="id82" draw:start-glue-point="1" draw:end-shape="id83" draw:end-glue-point="3" svg:d="M5200 5800h1600" svg:viewBox="0 0 1601 1">
          <text:p/>
        </draw:connector>
        <draw:custom-shape draw:style-name="gr50" draw:text-style-name="P14" xml:id="id85" draw:id="id85" draw:layer="layout" svg:width="2.4cm" svg:height="0.4cm" svg:x="6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6cm" svg:x2="6.8cm" svg:y2="6.6cm" draw:start-shape="id84" draw:start-glue-point="1" draw:end-shape="id85" draw:end-glue-point="3" svg:d="M5200 6600h1600" svg:viewBox="0 0 1601 1">
          <text:p/>
        </draw:connector>
        <draw:custom-shape draw:style-name="gr30" draw:text-style-name="P4" draw:layer="layout" svg:width="2.6cm" svg:height="0.4cm" svg:x="15.11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1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90" draw:id="id90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xml:id="id86" draw:id="id86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xml:id="id87" draw:id="id87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89" draw:id="id89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svg:x1="10.6cm" svg:y1="4.399cm" svg:x2="18.6cm" svg:y2="4.4cm" draw:start-shape="id86" draw:start-glue-point="1" draw:end-shape="id87" draw:end-glue-point="3" svg:d="M10600 4399h4000v1h4000" svg:viewBox="0 0 8001 2">
          <text:p/>
        </draw:connector>
        <draw:custom-shape draw:style-name="gr54" draw:text-style-name="P18" xml:id="id88" draw:id="id88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59" draw:text-style-name="P5" draw:layer="layout" svg:x1="10.6cm" svg:y1="4.8cm" svg:x2="18.6cm" svg:y2="4.8cm" draw:start-shape="id88" draw:start-glue-point="1" draw:end-shape="id89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90" draw:start-glue-point="1" draw:end-shape="id91" draw:end-glue-point="3" svg:d="M10600 7700h8000" svg:viewBox="0 0 8001 1">
          <text:p/>
        </draw:connector>
        <draw:custom-shape draw:style-name="gr60" draw:text-style-name="P2" xml:id="id91" draw:id="id91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8" draw:layer="layout" svg:width="2.6cm" svg:height="0.4cm" svg:x="19.399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62" draw:text-style-name="P18" draw:layer="layout" svg:width="2.6cm" svg:height="0.4cm" svg:x="19.399cm" svg:y="7.2cm">
          <text:p text:style-name="P17"><text:span text:style-name="T1">MutRm</text:span><text:span text:style-name="T1">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8" draw:layer="layout" svg:width="2.6cm" svg:height="0.4cm" svg:x="19.399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" draw:layer="layout" svg:width="4cm" svg:height="0.4cm" svg:x="19cm" svg:y="5.6cm">
          <text:p text:style-name="P3"><text:span text:style-name="T1">VrvCp : </text:span><text:span text:style-name="T1">AvrMdl2.VrVie</text:span><text:span text:style-name="T1">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8" draw:layer="layout" svg:width="2.6cm" svg:height="0.4cm" svg:x="19.399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2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3" draw:layer="layout" svg:width="2.6cm" svg:height="0.4cm" svg:x="7.2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2.6cm" svg:height="0.4cm" svg:x="7.2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3" draw:layer="layout" svg:width="2.6cm" svg:height="0.4cm" svg:x="7.2cm" svg:y="7.6cm">
          <text:p text:style-name="P17"><text:span text:style-name="T1">NodeSele</text:span><text:span text:style-name="T1">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2" draw:layer="layout" svg:width="3.2cm" svg:height="0.4cm" svg:x="6.8cm" svg:y="5.6cm">
          <text:p text:style-name="P3"><text:span text:style-name="T1">Ctrl</text:span><text:span text:style-name="T1">Cp : </text:span><text:span text:style-name="T1">VrC</text:span><text:span text:style-name="T1">ontr</text:span><text:span text:style-name="T1">oller</text:span><text:span text:style-name="T1">Cp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2.6cm" svg:height="0.4cm" svg:x="7.2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68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xml:id="id92" draw:id="id92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7" draw:id="id97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92" draw:start-glue-point="6" draw:end-shape="id93" draw:end-glue-point="3" svg:d="M23081 11401h160v-1h159" svg:viewBox="0 0 320 2">
          <text:p/>
        </draw:connector>
        <draw:custom-shape draw:style-name="gr17" draw:text-style-name="P1" xml:id="id96" draw:id="id96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2" draw:id="id152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5" draw:id="id95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77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02" draw:id="id102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" xml:id="id139" draw:id="id139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4" draw:id="id94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94" draw:start-glue-point="1" draw:end-shape="id95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96" draw:start-glue-point="6" draw:end-shape="id97" draw:end-glue-point="3" svg:d="M20681 10601h560v599h559" svg:viewBox="0 0 1120 600">
          <text:p/>
        </draw:connector>
        <draw:custom-shape draw:style-name="gr81" draw:text-style-name="P4" xml:id="id149" draw:id="id149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98" draw:start-glue-point="6" draw:end-shape="id99" draw:end-glue-point="3" svg:d="M20600 12401h601v-801h599" svg:viewBox="0 0 1201 802">
          <text:p/>
        </draw:connector>
        <draw:custom-shape draw:style-name="gr12" draw:text-style-name="P4" xml:id="id101" draw:id="id101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0" draw:id="id100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3" draw:id="id153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3" draw:id="id103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00" draw:start-glue-point="6" draw:end-shape="id101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02" draw:start-glue-point="1" draw:end-shape="id103" draw:end-glue-point="3" svg:d="M18600 14509h400v1h400" svg:viewBox="0 0 801 2">
          <text:p/>
        </draw:connector>
        <draw:custom-shape draw:style-name="gr82" draw:text-style-name="P10" xml:id="id104" draw:id="id104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6" draw:id="id106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8" draw:id="id108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7" draw:id="id127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04" draw:start-glue-point="6" draw:end-shape="id94" draw:end-glue-point="3" svg:d="M21200 6806h460v4h459" svg:viewBox="0 0 920 5">
          <text:p/>
        </draw:connector>
        <draw:custom-shape draw:style-name="gr81" draw:text-style-name="P18" xml:id="id105" draw:id="id105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05" draw:start-glue-point="1" draw:end-shape="id106" draw:end-glue-point="3" svg:d="M6400 12597h5541v-5197h7178" svg:viewBox="0 0 12720 5198">
          <text:p/>
        </draw:connector>
        <draw:custom-shape draw:style-name="gr15" draw:text-style-name="P10" xml:id="id107" draw:id="id107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0" draw:id="id110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5" draw:id="id115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5" draw:id="id125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07" draw:start-glue-point="6" draw:end-shape="id108" draw:end-glue-point="3" svg:d="M18000 4609h560v1996h559" svg:viewBox="0 0 1120 1997">
          <text:p/>
        </draw:connector>
        <draw:custom-shape draw:style-name="gr17" draw:text-style-name="P1" xml:id="id109" draw:id="id109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2" draw:id="id112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3" draw:id="id113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09" draw:start-glue-point="6" draw:end-shape="id110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11" draw:id="id111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11" draw:start-glue-point="1" draw:end-shape="id112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13" draw:start-glue-point="3" draw:end-shape="id94" draw:end-glue-point="1" svg:d="M13119 6205h-501v2195h12002v-1590h-501" svg:viewBox="0 0 12003 2196">
          <text:p/>
        </draw:connector>
        <draw:custom-shape draw:style-name="gr15" draw:text-style-name="P10" xml:id="id114" draw:id="id114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1" draw:id="id121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7" draw:id="id117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22" draw:id="id122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14" draw:start-glue-point="6" draw:end-shape="id115" draw:end-glue-point="3" svg:d="M14400 3000h701v1409h699" svg:viewBox="0 0 1401 1410">
          <text:p/>
        </draw:connector>
        <draw:custom-shape draw:style-name="gr81" draw:text-style-name="P18" xml:id="id116" draw:id="id116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16" draw:start-glue-point="1" draw:end-shape="id117" draw:end-glue-point="3" svg:d="M6400 12200h900v-9400h4900" svg:viewBox="0 0 5801 9401">
          <text:p/>
        </draw:connector>
        <draw:custom-shape draw:style-name="gr17" draw:text-style-name="P1" xml:id="id120" draw:id="id120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9" draw:id="id119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3" draw:id="id123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18" draw:id="id118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18" draw:start-glue-point="1" draw:end-shape="id119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20" draw:start-glue-point="6" draw:end-shape="id121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22" draw:start-glue-point="3" draw:end-shape="id94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16" draw:start-glue-point="1" draw:end-shape="id123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26" draw:id="id126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24" draw:start-glue-point="1" draw:end-shape="id125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26" draw:start-glue-point="1" draw:end-shape="id127" draw:end-glue-point="3" svg:d="M17400 7000h860v5h859" svg:viewBox="0 0 1720 6">
          <text:p/>
        </draw:connector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124" draw:id="id124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93" draw:id="id93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86" draw:text-style-name="P18" xml:id="id128" draw:id="id128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28" draw:start-glue-point="1" draw:end-shape="id129" draw:end-glue-point="3" svg:d="M6400 14200h1600v2800h1599" svg:viewBox="0 0 3200 2801">
          <text:p/>
        </draw:connector>
        <draw:custom-shape draw:style-name="gr15" draw:text-style-name="P10" xml:id="id154" draw:id="id154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6" draw:id="id136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1" draw:id="id131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3" draw:id="id133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0" draw:id="id130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30" draw:start-glue-point="1" draw:end-shape="id131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32" draw:start-glue-point="7" draw:end-shape="id133" draw:end-glue-point="3" svg:d="M17200 17000h2000" svg:viewBox="0 0 2001 1">
          <text:p/>
        </draw:connector>
        <draw:custom-shape draw:style-name="gr87" draw:text-style-name="P28" xml:id="id132" draw:id="id132" draw:layer="layout" svg:width="1.4cm" svg:height="0.4cm" svg:x="15.8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134" draw:id="id134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94" draw:start-glue-point="1" draw:end-shape="id134" draw:end-glue-point="5" svg:d="M24119 6810h641v-10h640" svg:viewBox="0 0 1282 11">
          <text:p/>
        </draw:connector>
        <draw:custom-shape draw:style-name="gr85" draw:text-style-name="P26" xml:id="id135" draw:id="id135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35" draw:start-glue-point="1" draw:end-shape="id136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37" draw:start-glue-point="1" draw:end-shape="id135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38" draw:start-glue-point="6" draw:end-shape="id137" draw:end-glue-point="3" svg:d="M10799 17000h1201v1000h1200" svg:viewBox="0 0 2402 1001">
          <text:p/>
        </draw:connector>
        <draw:custom-shape draw:style-name="gr88" draw:text-style-name="P26" xml:id="id137" draw:id="id137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87" draw:text-style-name="P28" draw:layer="layout" svg:width="1.4cm" svg:height="0.4cm" svg:x="15.8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39" draw:start-glue-point="1" draw:end-shape="id140" draw:end-glue-point="5" svg:d="M6400 11000h1801" svg:viewBox="0 0 1802 1">
          <text:p/>
        </draw:connector>
        <draw:custom-shape draw:style-name="gr90" draw:text-style-name="P1" xml:id="id138" draw:id="id138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9" draw:id="id129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2" draw:id="id142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1" draw:id="id141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41" draw:start-glue-point="1" draw:end-shape="id142" draw:end-glue-point="3" svg:d="M9000 17400h599" svg:viewBox="0 0 600 1">
          <text:p/>
        </draw:connector>
        <draw:custom-shape draw:style-name="gr90" draw:text-style-name="P1" xml:id="id156" draw:id="id156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3" draw:id="id143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43" draw:start-glue-point="1" draw:end-shape="id144" draw:end-glue-point="3" svg:d="M9001 17400h599" svg:viewBox="0 0 600 1">
          <text:p/>
        </draw:connector>
        <draw:custom-shape draw:style-name="gr90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6" draw:id="id146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5" draw:id="id145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45" draw:start-glue-point="1" draw:end-shape="id146" draw:end-glue-point="3" svg:d="M18599 12801h800" svg:viewBox="0 0 801 1">
          <text:p/>
        </draw:connector>
        <draw:custom-shape draw:style-name="gr90" draw:text-style-name="P1" xml:id="id98" draw:id="id98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8" draw:id="id148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7" draw:id="id147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47" draw:start-glue-point="1" draw:end-shape="id148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49" draw:start-glue-point="1" draw:end-shape="id150" draw:end-glue-point="3" svg:d="M6400 13000h6500v-599h6500" svg:viewBox="0 0 13001 600">
          <text:p/>
        </draw:connector>
        <draw:custom-shape draw:style-name="gr78" draw:text-style-name="P4" xml:id="id151" draw:id="id151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51" draw:start-glue-point="1" draw:end-shape="id152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51" draw:start-glue-point="1" draw:end-shape="id153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54" draw:start-glue-point="6" draw:end-shape="id155" draw:end-glue-point="5" svg:d="M21400 16800h1001" svg:viewBox="0 0 1002 1">
          <text:p/>
        </draw:connector>
        <draw:custom-shape draw:style-name="gr87" draw:text-style-name="P28" draw:layer="layout" svg:width="1.4cm" svg:height="0.4cm" svg:x="22.4cm" svg:y="16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8" xml:id="id155" draw:id="id155" draw:layer="layout" svg:width="1.999cm" svg:height="0.4cm" svg:x="22.401cm" svg:y="16.6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8.2cm" svg:y="10.7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8" xml:id="id140" draw:id="id140" draw:layer="layout" svg:width="1.999cm" svg:height="0.4cm" svg:x="8.201cm" svg:y="10.8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9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162" draw:id="id162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3" draw:id="id163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7" draw:id="id157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1" draw:id="id161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9" draw:id="id159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56" draw:start-glue-point="6" draw:end-shape="id157" draw:end-glue-point="3" svg:d="M10800 17000h902v-1205h900" svg:viewBox="0 0 1803 1206">
          <text:p/>
        </draw:connector>
        <draw:custom-shape draw:style-name="gr92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xml:id="id158" draw:id="id158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58" draw:start-glue-point="1" draw:end-shape="id159" draw:end-glue-point="3" svg:d="M11002 15400h1600" svg:viewBox="0 0 1601 1">
          <text:p/>
        </draw:connector>
        <draw:custom-shape draw:style-name="gr92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4" xml:id="id160" draw:id="id160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60" draw:start-glue-point="1" draw:end-shape="id161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62" draw:start-glue-point="1" draw:end-shape="id163" draw:end-glue-point="6" svg:d="M6400 13800h8904v1400h-502" svg:viewBox="0 0 8905 1401">
          <text:p/>
        </draw:connector>
      </draw:page>
      <draw:page draw:name="page6" draw:style-name="dp1" draw:master-page-name="Default">
        <draw:custom-shape draw:style-name="gr94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5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96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xml:id="id164" draw:id="id164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1" draw:id="id171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64" draw:start-glue-point="6" draw:end-shape="id165" draw:end-glue-point="3" svg:d="M22481 11402h160v-1h159" svg:viewBox="0 0 320 2">
          <text:p/>
        </draw:connector>
        <draw:custom-shape draw:style-name="gr17" draw:text-style-name="P1" xml:id="id170" draw:id="id170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7" draw:id="id167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9" draw:id="id169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8" draw:id="id178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xml:id="id214" draw:id="id214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66" draw:start-glue-point="1" draw:end-shape="id167" draw:end-glue-point="3" svg:d="M6400 11400h6400v-800h6400" svg:viewBox="0 0 12801 801">
          <text:p/>
        </draw:connector>
        <draw:custom-shape draw:style-name="gr4" draw:text-style-name="P2" xml:id="id168" draw:id="id168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68" draw:start-glue-point="1" draw:end-shape="id169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170" draw:start-glue-point="6" draw:end-shape="id171" draw:end-glue-point="3" svg:d="M20481 10601h360v600h359" svg:viewBox="0 0 720 601">
          <text:p/>
        </draw:connector>
        <draw:custom-shape draw:style-name="gr81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172" draw:start-glue-point="5" draw:end-shape="id173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174" draw:start-glue-point="1" draw:end-shape="id175" draw:end-glue-point="3" svg:d="M15200 16800h1600v-5199h4400" svg:viewBox="0 0 6001 5200">
          <text:p/>
        </draw:connector>
        <draw:custom-shape draw:style-name="gr12" draw:text-style-name="P4" xml:id="id177" draw:id="id177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76" draw:id="id176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0" draw:id="id180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176" draw:start-glue-point="6" draw:end-shape="id177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178" draw:start-glue-point="1" draw:end-shape="id179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66" draw:start-glue-point="1" draw:end-shape="id180" draw:end-glue-point="3" svg:d="M6400 11400h6400v1201h6400" svg:viewBox="0 0 12801 1202">
          <text:p/>
        </draw:connector>
        <draw:custom-shape draw:style-name="gr82" draw:text-style-name="P10" xml:id="id181" draw:id="id181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3" draw:id="id183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5" draw:id="id185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4" draw:id="id204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81" draw:start-glue-point="6" draw:end-shape="id168" draw:end-glue-point="3" svg:d="M21200 6806h460v4h459" svg:viewBox="0 0 920 5">
          <text:p/>
        </draw:connector>
        <draw:custom-shape draw:style-name="gr81" draw:text-style-name="P18" xml:id="id182" draw:id="id182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82" draw:start-glue-point="1" draw:end-shape="id183" draw:end-glue-point="3" svg:d="M6400 12597h5541v-5197h7178" svg:viewBox="0 0 12720 5198">
          <text:p/>
        </draw:connector>
        <draw:custom-shape draw:style-name="gr15" draw:text-style-name="P10" xml:id="id184" draw:id="id184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7" draw:id="id187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2" draw:id="id192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2" draw:id="id202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84" draw:start-glue-point="6" draw:end-shape="id185" draw:end-glue-point="3" svg:d="M18000 4609h560v1996h559" svg:viewBox="0 0 1120 1997">
          <text:p/>
        </draw:connector>
        <draw:custom-shape draw:style-name="gr17" draw:text-style-name="P1" xml:id="id186" draw:id="id186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9" draw:id="id189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0" draw:id="id190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86" draw:start-glue-point="6" draw:end-shape="id187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88" draw:id="id188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88" draw:start-glue-point="1" draw:end-shape="id189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90" draw:start-glue-point="3" draw:end-shape="id168" draw:end-glue-point="1" svg:d="M13119 6205h-501v2195h12002v-1590h-501" svg:viewBox="0 0 12003 2196">
          <text:p/>
        </draw:connector>
        <draw:custom-shape draw:style-name="gr15" draw:text-style-name="P10" xml:id="id191" draw:id="id191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8" draw:id="id198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4" draw:id="id194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99" draw:id="id199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91" draw:start-glue-point="6" draw:end-shape="id192" draw:end-glue-point="3" svg:d="M14400 3000h701v1409h699" svg:viewBox="0 0 1401 1410">
          <text:p/>
        </draw:connector>
        <draw:custom-shape draw:style-name="gr81" draw:text-style-name="P18" xml:id="id193" draw:id="id193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93" draw:start-glue-point="1" draw:end-shape="id194" draw:end-glue-point="3" svg:d="M6400 12200h900v-9400h4900" svg:viewBox="0 0 5801 9401">
          <text:p/>
        </draw:connector>
        <draw:custom-shape draw:style-name="gr17" draw:text-style-name="P1" xml:id="id197" draw:id="id197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6" draw:id="id196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0" draw:id="id200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5" draw:id="id195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95" draw:start-glue-point="1" draw:end-shape="id196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97" draw:start-glue-point="6" draw:end-shape="id198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99" draw:start-glue-point="3" draw:end-shape="id168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93" draw:start-glue-point="1" draw:end-shape="id200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03" draw:id="id203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01" draw:start-glue-point="1" draw:end-shape="id202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03" draw:start-glue-point="1" draw:end-shape="id204" draw:end-glue-point="3" svg:d="M17400 7000h860v5h859" svg:viewBox="0 0 1720 6">
          <text:p/>
        </draw:connector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201" draw:id="id201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165" draw:id="id165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0" draw:text-style-name="P4" xml:id="id205" draw:id="id205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1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02" draw:text-style-name="P18" xml:id="id174" draw:id="id174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05" draw:start-glue-point="1" draw:end-shape="id206" draw:end-glue-point="3" svg:d="M6400 14000h2400v2200h2400" svg:viewBox="0 0 4801 2201">
          <text:p/>
        </draw:connector>
        <draw:custom-shape draw:style-name="gr15" draw:text-style-name="P10" xml:id="id213" draw:id="id213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2" draw:id="id212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8" draw:id="id208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0" draw:id="id210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7" draw:id="id207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07" draw:start-glue-point="1" draw:end-shape="id208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09" draw:start-glue-point="7" draw:end-shape="id210" draw:end-glue-point="3" svg:d="M20400 17000h2000" svg:viewBox="0 0 2001 1">
          <text:p/>
        </draw:connector>
        <draw:custom-shape draw:style-name="gr87" draw:text-style-name="P28" xml:id="id209" draw:id="id209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11" draw:id="id211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68" draw:start-glue-point="1" draw:end-shape="id211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174" draw:start-glue-point="1" draw:end-shape="id212" draw:end-glue-point="3" svg:d="M15200 16800h2500v595h4700" svg:viewBox="0 0 7201 596">
          <text:p/>
        </draw:connector>
        <draw:custom-shape draw:style-name="gr103" draw:text-style-name="P26" xml:id="id173" draw:id="id173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13" draw:start-glue-point="6" draw:end-shape="id173" draw:end-glue-point="3" svg:d="M24600 16800h400" svg:viewBox="0 0 401 1">
          <text:p/>
        </draw:connector>
        <draw:custom-shape draw:style-name="gr87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172" draw:id="id172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15" draw:id="id215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14" draw:start-glue-point="1" draw:end-shape="id215" draw:end-glue-point="5" svg:d="M6400 11000h701v1h700" svg:viewBox="0 0 1402 2">
          <text:p/>
        </draw:connector>
        <draw:custom-shape draw:style-name="gr104" draw:text-style-name="P14" xml:id="id217" draw:id="id217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8" xml:id="id206" draw:id="id206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xml:id="id219" draw:id="id219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" xml:id="id216" draw:id="id216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16" draw:start-glue-point="1" draw:end-shape="id217" draw:end-glue-point="3" svg:d="M10000 16600h600v200h600" svg:viewBox="0 0 1201 201">
          <text:p/>
        </draw:connector>
        <draw:custom-shape draw:style-name="gr108" draw:text-style-name="P16" xml:id="id218" draw:id="id218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18" draw:start-glue-point="1" draw:end-shape="id219" draw:end-glue-point="3" svg:d="M10000 17200h1200" svg:viewBox="0 0 1201 1">
          <text:p/>
        </draw:connector>
        <draw:custom-shape draw:style-name="gr106" draw:text-style-name="P14" xml:id="id236" draw:id="id236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20" draw:start-glue-point="3" draw:end-shape="id221" draw:end-glue-point="1" svg:d="M8919 18201h-501v799h11283v-600h-501" svg:viewBox="0 0 11284 800">
          <text:p/>
        </draw:connector>
        <draw:custom-shape draw:style-name="gr109" draw:text-style-name="P4" xml:id="id222" draw:id="id222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0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4" xml:id="id228" draw:id="id228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xml:id="id226" draw:id="id226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22" draw:start-glue-point="1" draw:end-shape="id223" draw:end-glue-point="3" svg:d="M6400 14400h600v5800h4200" svg:viewBox="0 0 4801 5801">
          <text:p/>
        </draw:connector>
        <draw:custom-shape draw:style-name="gr105" draw:text-style-name="P18" xml:id="id223" draw:id="id223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24" draw:id="id224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65" draw:start-glue-point="1" draw:end-shape="id224" draw:end-glue-point="5" svg:d="M24800 11401h800" svg:viewBox="0 0 801 1">
          <text:p/>
        </draw:connector>
        <draw:custom-shape draw:style-name="gr87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25" draw:id="id225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25" draw:start-glue-point="7" draw:end-shape="id226" draw:end-glue-point="3" svg:d="M10002 21400h600v-200h598" svg:viewBox="0 0 1199 201">
          <text:p/>
        </draw:connector>
        <draw:custom-shape draw:style-name="gr111" draw:text-style-name="P16" xml:id="id227" draw:id="id227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27" draw:start-glue-point="1" draw:end-shape="id228" draw:end-glue-point="3" svg:d="M10000 20800h1200" svg:viewBox="0 0 1201 1">
          <text:p/>
        </draw:connector>
        <draw:custom-shape draw:style-name="gr112" draw:text-style-name="P26" xml:id="id231" draw:id="id231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6" xml:id="id230" draw:id="id230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5" draw:text-style-name="P28" xml:id="id233" draw:id="id233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29" draw:id="id229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2" draw:id="id232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4" draw:id="id234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29" draw:start-glue-point="6" draw:end-shape="id230" draw:end-glue-point="3" svg:d="M19081 26801h360v-1h359" svg:viewBox="0 0 720 2">
          <text:p/>
        </draw:connector>
        <draw:custom-shape draw:style-name="gr116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31" draw:start-glue-point="1" draw:end-shape="id232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33" draw:start-glue-point="7" draw:end-shape="id234" draw:end-glue-point="3" svg:d="M16200 27200h1600" svg:viewBox="0 0 1601 1">
          <text:p/>
        </draw:connector>
        <draw:custom-shape draw:style-name="gr86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xml:id="id166" draw:id="id166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17" draw:text-style-name="P1" xml:id="id235" draw:id="id235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0" draw:id="id220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35" draw:start-glue-point="6" draw:end-shape="id236" draw:end-glue-point="3" svg:d="M10200 18002h500v-402h500" svg:viewBox="0 0 1001 403">
          <text:p/>
        </draw:connector>
        <draw:custom-shape draw:style-name="gr118" draw:text-style-name="P26" xml:id="id221" draw:id="id221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174" draw:start-glue-point="1" draw:end-shape="id221" draw:end-glue-point="3" svg:d="M15200 16800h900v1600h900" svg:viewBox="0 0 1801 1601">
          <text:p/>
        </draw:connector>
      </draw:page>
      <draw:page draw:name="page7" draw:style-name="dp1" draw:master-page-name="Default">
        <draw:custom-shape draw:style-name="gr94" draw:text-style-name="P12" draw:layer="layout" svg:width="8.399cm" svg:height="0.444cm" svg:x="1.001cm" svg:y="1.023cm">
          <text:p text:style-name="P11"><text:span text:style-name="T3">AVR, ver 2 1 </text:span><text:span text:style-name="T3">Controller – DRP </text:span><text:span text:style-name="T3">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5" draw:layer="layout" svg:width="2.4cm" svg:height="0.447cm" svg:x="29.2cm" svg:y="21.4cm">
          <text:p text:style-name="P24"><text:span text:style-name="T1">Mod</text:span><text:span text:style-name="T1">elVi</text:span><text:span text:style-name="T1">ewU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121" draw:text-style-name="P25" draw:layer="layout" svg:width="2.6cm" svg:height="0.4cm" svg:x="29.2cm" svg:y="22cm">
          <text:p text:style-name="P24"><text:span text:style-name="T1">MagO</text:span><text:span text:style-name="T1">wnerLi</text:span><text:span text:style-name="T1">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xml:id="id237" draw:id="id237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4" draw:id="id244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8" draw:id="id248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237" draw:start-glue-point="6" draw:end-shape="id238" draw:end-glue-point="3" svg:d="M22481 11402h160v-1h159" svg:viewBox="0 0 320 2">
          <text:p/>
        </draw:connector>
        <draw:custom-shape draw:style-name="gr17" draw:text-style-name="P1" xml:id="id243" draw:id="id243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0" draw:id="id240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2" draw:id="id242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5" draw:layer="layout" svg:width="4cm" svg:height="0.447cm" svg:x="2cm" svg:y="9cm">
          <text:p text:style-name="P24"><text:span text:style-name="T1">CtrlCp : </text:span><text:span text:style-name="T1">VrControlle</text:span><text:span text:style-name="T1">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3cm" svg:height="0.447cm" svg:x="3.4cm" svg:y="9.6cm">
          <text:p text:style-name="P24"><text:span text:style-name="T1">NavCtrl : </text:span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4cm" svg:height="0.447cm" svg:x="2.4cm" svg:y="10.2cm">
          <text:p text:style-name="P24"><text:span text:style-name="T1">DrpCp : </text:span><text:span text:style-name="T1">NDrpCp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51" draw:id="id251" draw:layer="layout" svg:width="1.2cm" svg:height="0.4cm" svg:x="17.2cm" svg:y="12.8cm">
          <text:p text:style-name="P3"><text:span text:style-name="T1">SS </text:span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xml:id="id282" draw:id="id282" draw:layer="layout" svg:width="2.4cm" svg:height="0.4cm" svg:x="4cm" svg:y="10.8cm">
          <text:p text:style-name="P3"><text:span text:style-name="T1">InpModelUri </text:span><text:span text:style-name="T1">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239" draw:start-glue-point="1" draw:end-shape="id240" draw:end-glue-point="3" svg:d="M6400 11400h6400v-800h6400" svg:viewBox="0 0 12801 801">
          <text:p/>
        </draw:connector>
        <draw:custom-shape draw:style-name="gr4" draw:text-style-name="P2" xml:id="id241" draw:id="id241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241" draw:start-glue-point="1" draw:end-shape="id242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243" draw:start-glue-point="6" draw:end-shape="id244" draw:end-glue-point="3" svg:d="M20481 10601h360v600h359" svg:viewBox="0 0 720 601">
          <text:p/>
        </draw:connector>
        <draw:custom-shape draw:style-name="gr81" draw:text-style-name="P4" draw:layer="layout" svg:width="2.732cm" svg:height="0.4cm" svg:x="3.668cm" svg:y="12.8cm">
          <text:p text:style-name="P3"><text:span text:style-name="T1">VrvCo</text:span><text:span text:style-name="T1">mpsCo</text:span><text:span text:style-name="T1">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245" draw:start-glue-point="5" draw:end-shape="id246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247" draw:start-glue-point="1" draw:end-shape="id248" draw:end-glue-point="3" svg:d="M15200 16800h1600v-5199h4400" svg:viewBox="0 0 6001 5200">
          <text:p/>
        </draw:connector>
        <draw:custom-shape draw:style-name="gr12" draw:text-style-name="P4" xml:id="id250" draw:id="id250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49" draw:id="id249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</text:span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3" draw:id="id253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2" draw:id="id252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249" draw:start-glue-point="6" draw:end-shape="id250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251" draw:start-glue-point="1" draw:end-shape="id252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239" draw:start-glue-point="1" draw:end-shape="id253" draw:end-glue-point="3" svg:d="M6400 11400h6400v1201h6400" svg:viewBox="0 0 12801 1202">
          <text:p/>
        </draw:connector>
        <draw:custom-shape draw:style-name="gr82" draw:text-style-name="P10" xml:id="id254" draw:id="id254" draw:layer="layout" svg:width="1.6cm" svg:height="2.081cm" draw:transform="rotate (1.5707963267949) translate (19.119cm 7.6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56" draw:id="id256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58" draw:id="id258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2" draw:id="id272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254" draw:start-glue-point="6" draw:end-shape="id241" draw:end-glue-point="3" svg:d="M21200 6806h460v4h459" svg:viewBox="0 0 920 5">
          <text:p/>
        </draw:connector>
        <draw:custom-shape draw:style-name="gr81" draw:text-style-name="P18" xml:id="id255" draw:id="id255" draw:layer="layout" svg:width="2.732cm" svg:height="0.4cm" svg:x="3.668cm" svg:y="12.397cm">
          <text:p text:style-name="P17"><text:span text:style-name="T1">C</text:span><text:span text:style-name="T1">m</text:span><text:span text:style-name="T1">d</text:span><text:span text:style-name="T1">U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255" draw:start-glue-point="1" draw:end-shape="id256" draw:end-glue-point="3" svg:d="M6400 12597h5541v-5197h7178" svg:viewBox="0 0 12720 5198">
          <text:p/>
        </draw:connector>
        <draw:custom-shape draw:style-name="gr15" draw:text-style-name="P10" xml:id="id257" draw:id="id257" draw:layer="layout" svg:width="1.6cm" svg:height="2.2cm" draw:transform="rotate (1.5707963267949) translate (15.8cm 5.409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</text:span><text:span text:style-name="T1">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0" draw:id="id260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5" draw:id="id265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0" draw:id="id270" draw:layer="layout" svg:width="0.954cm" svg:height="0.4cm" svg:x="15.8cm" svg:y="4.609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257" draw:start-glue-point="6" draw:end-shape="id258" draw:end-glue-point="3" svg:d="M18000 4609h560v1996h559" svg:viewBox="0 0 1120 1997">
          <text:p/>
        </draw:connector>
        <draw:custom-shape draw:style-name="gr17" draw:text-style-name="P1" xml:id="id259" draw:id="id259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2" draw:id="id262" draw:layer="layout" svg:width="0.8cm" svg:height="0.4cm" svg:x="13.119cm" svg:y="5.605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3" draw:id="id263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259" draw:start-glue-point="6" draw:end-shape="id260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61" draw:id="id261" draw:layer="layout" svg:width="1.2cm" svg:height="0.4cm" svg:x="11cm" svg:y="5.614cm">
          <text:p text:style-name="P3"><text:span text:style-name="T1">SS </text:span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261" draw:start-glue-point="1" draw:end-shape="id262" draw:end-glue-point="3" svg:d="M12200 5814h459v-9h460" svg:viewBox="0 0 920 10">
          <text:p/>
        </draw:connector>
        <draw:connector draw:style-name="gr9" draw:text-style-name="P5" draw:layer="layout" draw:line-skew="0cm 2.496cm" svg:x1="13.119cm" svg:y1="6.205cm" svg:x2="24.119cm" svg:y2="6.81cm" draw:start-shape="id263" draw:start-glue-point="3" draw:end-shape="id241" draw:end-glue-point="1" svg:d="M13119 6205h-501v1795h12002v-1190h-501" svg:viewBox="0 0 12003 1796">
          <text:p/>
        </draw:connector>
        <draw:custom-shape draw:style-name="gr125" draw:text-style-name="P10" xml:id="id264" draw:id="id264" draw:layer="layout" svg:width="1.2cm" svg:height="1.4cm" draw:transform="rotate (1.5707963267949) translate (12.2cm 4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6" draw:text-style-name="P4" draw:layer="layout" svg:width="0.935cm" svg:height="0.444cm" svg:x="12.265cm" svg:y="3cm">
          <text:p text:style-name="P3"><text:span text:style-name="T1">:</text:span><text:span text:style-name="T1">S</text:span><text:span text:style-name="T1">v</text:span><text:span text:style-name="T1">l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7" draw:id="id267" draw:layer="layout" svg:width="0.954cm" svg:height="0.4cm" svg:x="12.2cm" svg:y="3.4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68" draw:id="id268" draw:layer="layout" svg:width="0.954cm" svg:height="0.4cm" svg:x="12.2cm" svg:y="3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6cm" svg:y1="3.6cm" svg:x2="15.8cm" svg:y2="4.409cm" draw:start-shape="id264" draw:start-glue-point="6" draw:end-shape="id265" draw:end-glue-point="3" svg:d="M13600 3600h1100v809h1100" svg:viewBox="0 0 2201 810">
          <text:p/>
        </draw:connector>
        <draw:custom-shape draw:style-name="gr81" draw:text-style-name="P18" xml:id="id266" draw:id="id266" draw:layer="layout" svg:width="2.732cm" svg:height="0.4cm" svg:x="3.668cm" svg:y="12cm">
          <text:p text:style-name="P17"><text:span text:style-name="T1">No</text:span><text:span text:style-name="T1">de</text:span><text:span text:style-name="T1">Se</text:span><text:span text:style-name="T1">lec</text:span><text:span text:style-name="T1">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3.6cm" draw:start-shape="id266" draw:start-glue-point="1" draw:end-shape="id267" draw:end-glue-point="3" svg:d="M6400 12200h900v-8600h4900" svg:viewBox="0 0 5801 8601">
          <text:p/>
        </draw:connector>
        <draw:connector draw:style-name="gr9" draw:text-style-name="P5" draw:layer="layout" draw:line-skew="-3.899cm 2.695cm" svg:x1="12.2cm" svg:y1="4cm" svg:x2="24.119cm" svg:y2="6.81cm" draw:start-shape="id268" draw:start-glue-point="3" draw:end-shape="id241" draw:end-glue-point="1" svg:d="M12200 4000h-4400v4000h16820v-1190h-501" svg:viewBox="0 0 16821 40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15.6cm" svg:y="6.4cm">
          <text:p text:style-name="P3"><text:span text:style-name="T1">C</text:span><text:span text:style-name="T1">u</text:span><text:span text:style-name="T1">r</text:span><text:span text:style-name="T1">s</text:span><text:span text:style-name="T1">o</text:span><text:span text:style-name="T1">r</text:span><text:span text:style-name="T1">A</text:span><text:span text:style-name="T1">d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71" draw:id="id271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69" draw:start-glue-point="1" draw:end-shape="id270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71" draw:start-glue-point="1" draw:end-shape="id272" draw:end-glue-point="3" svg:d="M17400 7000h860v5h859" svg:viewBox="0 0 1720 6">
          <text:p/>
        </draw:connector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269" draw:id="id269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238" draw:id="id238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401cm">
          <text:p text:style-name="P3"><text:span text:style-name="T1">SB </text:span><text:span text:style-name="T1">fal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3.2cm" svg:y="11.001cm">
          <text:p text:style-name="P3"><text:span text:style-name="T1">V</text:span><text:span text:style-name="T1">r</text:span><text:span text:style-name="T1">p</text:span><text:span text:style-name="T1">D</text:span><text:span text:style-name="T1">it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0" draw:text-style-name="P4" xml:id="id273" draw:id="id273" draw:layer="layout" svg:width="4.6cm" svg:height="0.4cm" svg:x="1.8cm" svg:y="13.8cm">
          <text:p text:style-name="P3"><text:span text:style-name="T1">Mu</text:span><text:span text:style-name="T1">tA</text:span><text:span text:style-name="T1">dd</text:span><text:span text:style-name="T1">Wi</text:span><text:span text:style-name="T1">dg</text:span><text:span text:style-name="T1">et : </text:span><text:span text:style-name="T1">Dc</text:span><text:span text:style-name="T1">Ad</text:span><text:span text:style-name="T1">d</text:span><text:span text:style-name="T1">W</text:span><text:span text:style-name="T1">dg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01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468cm" svg:height="0.4cm" svg:x="11.4cm" svg:y="15.6cm">
          <text:p text:style-name="P3"><text:span text:style-name="T1">CpAddDrp : </text:span><text:span text:style-name="T1">DcAddWdgSc</text:span></text:p>
          <draw:enhanced-geometry svg:viewBox="0 0 21600 21600" draw:type="rectangle" draw:enhanced-path="M 0 0 L 21600 0 21600 21600 0 21600 0 0 Z N"/>
        </draw:custom-shape>
        <draw:custom-shape draw:style-name="gr102" draw:text-style-name="P18" xml:id="id247" draw:id="id247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73" draw:start-glue-point="1" draw:end-shape="id274" draw:end-glue-point="3" svg:d="M6400 14000h2400v2200h2400" svg:viewBox="0 0 4801 2201">
          <text:p/>
        </draw:connector>
        <draw:custom-shape draw:style-name="gr15" draw:text-style-name="P10" xml:id="id281" draw:id="id281" draw:layer="layout" svg:width="1.6cm" svg:height="2.2cm" draw:transform="rotate (1.5707963267949) translate (22.4cm 17.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0" draw:id="id280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8" draw:id="id278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75" draw:id="id275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75" draw:start-glue-point="1" draw:end-shape="id276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77" draw:start-glue-point="7" draw:end-shape="id278" draw:end-glue-point="3" svg:d="M20400 17000h2000" svg:viewBox="0 0 2001 1">
          <text:p/>
        </draw:connector>
        <draw:custom-shape draw:style-name="gr87" draw:text-style-name="P28" xml:id="id277" draw:id="id277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79" draw:id="id279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241" draw:start-glue-point="1" draw:end-shape="id279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247" draw:start-glue-point="1" draw:end-shape="id280" draw:end-glue-point="3" svg:d="M15200 16800h2500v595h4700" svg:viewBox="0 0 7201 596">
          <text:p/>
        </draw:connector>
        <draw:custom-shape draw:style-name="gr103" draw:text-style-name="P26" xml:id="id246" draw:id="id246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81" draw:start-glue-point="6" draw:end-shape="id246" draw:end-glue-point="3" svg:d="M24600 16800h400" svg:viewBox="0 0 401 1">
          <text:p/>
        </draw:connector>
        <draw:custom-shape draw:style-name="gr87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45" draw:id="id245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83" draw:id="id283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82" draw:start-glue-point="1" draw:end-shape="id283" draw:end-glue-point="5" svg:d="M6400 11000h701v1h700" svg:viewBox="0 0 1402 2">
          <text:p/>
        </draw:connector>
        <draw:custom-shape draw:style-name="gr104" draw:text-style-name="P14" xml:id="id285" draw:id="id285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8" xml:id="id274" draw:id="id274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xml:id="id287" draw:id="id287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" xml:id="id284" draw:id="id284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84" draw:start-glue-point="1" draw:end-shape="id285" draw:end-glue-point="3" svg:d="M10000 16600h600v200h600" svg:viewBox="0 0 1201 201">
          <text:p/>
        </draw:connector>
        <draw:custom-shape draw:style-name="gr108" draw:text-style-name="P16" xml:id="id286" draw:id="id286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86" draw:start-glue-point="1" draw:end-shape="id287" draw:end-glue-point="3" svg:d="M10000 17200h1200" svg:viewBox="0 0 1201 1">
          <text:p/>
        </draw:connector>
        <draw:custom-shape draw:style-name="gr106" draw:text-style-name="P14" xml:id="id288" draw:id="id288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2cm" svg:y1="17.6cm" svg:x2="19.2cm" svg:y2="19.8cm" draw:start-shape="id288" draw:start-glue-point="3" draw:end-shape="id289" draw:end-glue-point="1" svg:d="M11200 17600h-501v1000h9002v1200h-501" svg:viewBox="0 0 9003 2201">
          <text:p/>
        </draw:connector>
        <draw:custom-shape draw:style-name="gr109" draw:text-style-name="P4" xml:id="id290" draw:id="id290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0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8" xml:id="id303" draw:id="id303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4" xml:id="id296" draw:id="id296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4" xml:id="id294" draw:id="id294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90" draw:start-glue-point="1" draw:end-shape="id291" draw:end-glue-point="3" svg:d="M6400 14400h600v5800h4200" svg:viewBox="0 0 4801 5801">
          <text:p/>
        </draw:connector>
        <draw:custom-shape draw:style-name="gr105" draw:text-style-name="P18" xml:id="id291" draw:id="id291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92" draw:id="id292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238" draw:start-glue-point="1" draw:end-shape="id292" draw:end-glue-point="5" svg:d="M24800 11401h800" svg:viewBox="0 0 801 1">
          <text:p/>
        </draw:connector>
        <draw:custom-shape draw:style-name="gr87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28" xml:id="id293" draw:id="id293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93" draw:start-glue-point="7" draw:end-shape="id294" draw:end-glue-point="3" svg:d="M10002 21400h600v-200h598" svg:viewBox="0 0 1199 201">
          <text:p/>
        </draw:connector>
        <draw:custom-shape draw:style-name="gr111" draw:text-style-name="P16" xml:id="id295" draw:id="id295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95" draw:start-glue-point="1" draw:end-shape="id296" draw:end-glue-point="3" svg:d="M10000 20800h1200" svg:viewBox="0 0 1201 1">
          <text:p/>
        </draw:connector>
        <draw:custom-shape draw:style-name="gr112" draw:text-style-name="P26" xml:id="id299" draw:id="id299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6" xml:id="id298" draw:id="id298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5" draw:text-style-name="P28" xml:id="id301" draw:id="id301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97" draw:id="id297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00" draw:id="id300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02" draw:id="id302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97" draw:start-glue-point="6" draw:end-shape="id298" draw:end-glue-point="3" svg:d="M19081 26801h360v-1h359" svg:viewBox="0 0 720 2">
          <text:p/>
        </draw:connector>
        <draw:custom-shape draw:style-name="gr116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99" draw:start-glue-point="1" draw:end-shape="id300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301" draw:start-glue-point="7" draw:end-shape="id302" draw:end-glue-point="3" svg:d="M16200 27200h1600" svg:viewBox="0 0 1601 1">
          <text:p/>
        </draw:connector>
        <draw:custom-shape draw:style-name="gr86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xml:id="id239" draw:id="id239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18" draw:text-style-name="P26" xml:id="id289" draw:id="id289" draw:layer="layout" svg:width="2.2cm" svg:height="0.8cm" svg:x="17cm" svg:y="19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7.201cm" svg:y="19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1.199cm" svg:height="0.4cm" svg:x="17.4cm" svg:y="19.4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1.799cm" svg:height="0.4cm" svg:x="17.201cm" svg:y="19.4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cm" svg:y1="20.8cm" svg:x2="17cm" svg:y2="19.8cm" draw:start-shape="id303" draw:start-glue-point="1" draw:end-shape="id289" draw:end-glue-point="3" svg:d="M15000 20800h1000v-1000h1000" svg:viewBox="0 0 200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4-16T13:15:04.356531481</dc:date>
    <meta:editing-duration>P35DT19H20M1S</meta:editing-duration>
    <meta:editing-cycles>55</meta:editing-cycles>
    <meta:document-statistic meta:object-count="805"/>
  </office:meta>
</office:document-meta>
</file>